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360c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pr1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fill-color="#ffffff" draw:textarea-vertical-align="top" fo:min-height="11.5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5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6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7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8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9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0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1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4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6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7" style:family="presentation" style:parent-style-name="Padrão-subtitle" style:list-style-name="L3">
      <style:graphic-properties draw:fill-color="#ffffff" draw:textarea-vertical-align="top" fo:min-height="8.315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top" fo:min-height="10.215cm" loext:decorative="false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1" style:family="presentation" style:parent-style-name="Padrão-title">
      <style:graphic-properties draw:textarea-vertical-align="middle" fo:min-height="1.415cm" loext:decorative="false"/>
      <style:paragraph-properties style:writing-mode="lr-tb"/>
    </style:style>
    <style:style style:name="pr22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23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24" style:family="presentation" style:parent-style-name="Padrão-subtitle">
      <style:graphic-properties draw:textarea-vertical-align="top" fo:min-height="11.621cm" loext:decorative="false"/>
      <style:paragraph-properties style:writing-mode="lr-tb"/>
    </style:style>
    <style:style style:name="pr25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26" style:family="presentation" style:parent-style-name="Padrão-subtitle">
      <style:graphic-properties draw:textarea-vertical-align="top" fo:min-height="11.001cm" loext:decorative="false"/>
      <style:paragraph-properties style:writing-mode="lr-tb"/>
    </style:style>
    <style:style style:name="P1" style:family="paragraph">
      <style:paragraph-properties fo:text-align="end"/>
      <style:text-properties fo:color="#fafafa" loext:opacity="100%" style:font-name="Bahnschrift SemiCondensed" fo:font-size="72pt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/>
    </style:style>
    <style:style style:name="P5" style:family="paragraph">
      <style:text-properties fo:color="#bf360c" loext:opacity="100%" style:font-name="Bahnschrift Condensed" fo:font-size="28pt" fo:font-weight="bold"/>
    </style:style>
    <style:style style:name="P6" style:family="paragraph">
      <style:paragraph-properties fo:line-height="1cm" fo:text-align="justify"/>
      <style:text-properties style:font-name="Bahnschrift Light Condensed" fo:font-size="20pt" fo:font-weight="normal"/>
    </style:style>
    <style:style style:name="P7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9" style:family="paragraph">
      <style:paragraph-properties fo:line-height="1cm" fo:text-align="justify"/>
      <style:text-properties style:font-name="Bahnschrift Light Condensed" fo:font-size="20pt"/>
    </style:style>
    <style:style style:name="P10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11" style:family="paragraph">
      <loext:graphic-properties draw:fill-color="#ffffff"/>
    </style:style>
    <style:style style:name="P12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13" style:family="paragraph">
      <style:paragraph-properties fo:margin-left="0cm" fo:margin-right="0cm" fo:line-height="1cm" fo:text-align="justify" fo:text-indent="0cm"/>
      <style:text-properties style:font-name="Bahnschrift Light Condensed" fo:font-size="20pt"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.1cm" fo:text-align="justify"/>
      <style:text-properties style:font-name="Bahnschrift Light Condensed" fo:font-size="20pt" fo:hyphenate="false" loext:hyphenation-no-caps="false" loext:hyphenation-no-last-word="false"/>
    </style:style>
    <style:style style:name="P16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7" style:family="paragraph">
      <style:paragraph-properties fo:line-height="1cm" fo:text-align="start"/>
      <style:text-properties style:font-name="Bahnschrift Light Condensed" fo:font-size="20pt" fo:hyphenate="false" loext:hyphenation-no-caps="false" loext:hyphenation-no-last-word="false"/>
    </style:style>
    <style:style style:name="P18" style:family="paragraph">
      <style:paragraph-properties fo:line-height="1cm" fo:text-align="start"/>
      <style:text-properties style:font-name="Bahnschrift Light Condensed" fo:font-size="20pt"/>
    </style:style>
    <style:style style:name="P19" style:family="paragraph">
      <style:paragraph-properties fo:margin-left="0cm" fo:margin-right="0cm" fo:line-height="1cm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20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1" style:family="paragraph">
      <style:paragraph-properties fo:text-align="center"/>
      <style:text-properties fo:color="#bf360c" loext:opacity="100%" style:font-name="Bahnschrift Condensed" fo:font-size="28pt"/>
    </style:style>
    <style:style style:name="P22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3" style:family="paragraph">
      <style:paragraph-properties fo:text-align="end"/>
      <style:text-properties fo:color="#fafafa" loext:opacity="100%" style:font-name="Bahnschrift Condensed" fo:font-size="72pt"/>
    </style:style>
    <style:style style:name="P24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5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7" style:family="paragraph">
      <loext:graphic-properties draw:fill-color="#212121"/>
      <style:paragraph-properties fo:text-align="center"/>
    </style:style>
    <style:style style:name="P28" style:family="paragraph">
      <style:paragraph-properties fo:text-align="start"/>
      <style:text-properties fo:color="#fafafa" loext:opacity="100%" style:font-name="Bahnschrift Condensed" fo:font-size="20pt"/>
    </style:style>
    <style:style style:name="P29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30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31" style:family="paragraph">
      <style:paragraph-properties fo:line-height="1cm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3" style:family="paragraph">
      <style:paragraph-properties fo:line-height="150%" fo:text-align="start"/>
      <style:text-properties style:font-name="Bahnschrift Light Condensed" fo:font-size="20pt" fo:hyphenate="false" loext:hyphenation-no-caps="false" loext:hyphenation-no-last-word="false"/>
    </style:style>
    <style:style style:name="P34" style:family="paragraph">
      <style:paragraph-properties fo:line-height="150%" fo:text-align="start"/>
      <style:text-properties style:font-name="Bahnschrift Light Condensed" fo:font-size="20pt"/>
    </style:style>
    <style:style style:name="P35" style:family="paragraph">
      <style:paragraph-properties fo:margin-left="0cm" fo:margin-right="0cm" fo:line-height="150%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36" style:family="paragraph">
      <style:paragraph-properties fo:margin-left="0cm" fo:margin-right="0cm" fo:line-height="150%" fo:text-align="start" fo:text-indent="0cm"/>
      <style:text-properties style:font-name="Bahnschrift Light Condensed" fo:font-size="20pt"/>
    </style:style>
    <style:style style:name="P37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8" style:family="paragraph"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39" style:family="paragraph">
      <style:paragraph-properties fo:line-height="150%" fo:text-align="start"/>
      <style:text-properties style:font-name="Bahnschrift Light Condensed" fo:font-size="20pt" fo:font-weight="normal"/>
    </style:style>
    <style:style style:name="P40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41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/>
    </style:style>
    <style:style style:name="P42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3" style:family="paragraph">
      <loext:graphic-properties draw:fill-color="#ffffff"/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44" style:family="paragraph"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5" style:family="paragraph"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46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7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/>
    </style:style>
    <style:style style:name="P48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9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/>
    </style:style>
    <style:style style:name="P50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style:font-size-asian="20pt" style:font-size-complex="20pt"/>
    </style:style>
    <style:style style:name="P51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color="#212121" loext:opacity="100%" style:font-name="Candara" fo:font-size="32pt" fo:font-weight="bold"/>
    </style:style>
    <style:style style:name="P54" style:family="paragraph">
      <style:paragraph-properties fo:line-height="150%" fo:text-align="start"/>
    </style:style>
    <style:style style:name="P55" style:family="paragraph">
      <style:paragraph-properties fo:line-height="150%" fo:text-align="start"/>
      <style:text-properties style:font-name="Candara" fo:font-size="22pt"/>
    </style:style>
    <style:style style:name="P56" style:family="paragraph">
      <style:paragraph-properties fo:line-height="1.1cm" fo:text-align="start"/>
    </style:style>
    <style:style style:name="P57" style:family="paragraph">
      <style:paragraph-properties fo:line-height="1.1cm" fo:text-align="start"/>
      <style:text-properties style:font-name="Candara" fo:font-size="22pt"/>
    </style:style>
    <style:style style:name="P58" style:family="paragraph">
      <style:paragraph-properties fo:margin-left="0cm" fo:margin-right="0cm" fo:line-height="1.1cm" fo:text-align="start" fo:text-indent="0cm"/>
    </style:style>
    <style:style style:name="T1" style:family="text">
      <style:text-properties fo:font-weight="bold"/>
    </style:style>
    <style:style style:name="T2" style:family="text">
      <style:text-properties fo:color="#212121" loext:opacity="100%" style:font-weight-asian="bold" style:font-weight-complex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/>
    </style:style>
    <style:style style:name="T5" style:family="text">
      <style:text-properties fo:color="#212121" loext:opacity="100%" style:font-name="Bahnschrift SemiBold Condensed" fo:font-weight="normal" style:font-weight-asian="normal" style:font-weight-complex="normal"/>
    </style:style>
    <style:style style:name="T6" style:family="text">
      <style:text-properties fo:color="#212121" loext:opacity="100%" fo:font-style="normal" style:font-style-asian="normal" style:font-style-complex="normal"/>
    </style:style>
    <style:style style:name="T7" style:family="text">
      <style:text-properties fo:color="#212121" loext:opacity="100%" fo:font-weight="normal" style:font-weight-asian="normal" style:font-weight-complex="normal"/>
    </style:style>
    <style:style style:name="T8" style:family="text">
      <style:text-properties fo:color="#212121" loext:opacity="100%" fo:font-weight="bold" style:font-weight-asian="bold" style:font-weight-complex="bold"/>
    </style:style>
    <style:style style:name="T9" style:family="text">
      <style:text-properties fo:font-size="28pt" fo:font-weight="bold"/>
    </style:style>
    <style:style style:name="T10" style:family="text">
      <style:text-properties fo:color="#212121" loext:opacity="100%" style:font-name="Bahnschrift SemiBold Condensed" fo:font-weight="bold" style:font-weight-asian="bold" style:font-weight-complex="bold"/>
    </style:style>
    <style:style style:name="T11" style:family="text">
      <style:text-properties fo:color="#212121" loext:opacity="100%" fo:font-style="normal" style:font-style-asian="normal" style:font-weight-asian="bold" style:font-style-complex="normal" style:font-weight-complex="bold"/>
    </style:style>
    <style:style style:name="T12" style:family="text">
      <style:text-properties fo:color="#212121" loext:opacity="100%" style:font-name="Bahnschrift SemiBold Condensed" style:font-weight-asian="bold" style:font-weight-complex="bold"/>
    </style:style>
    <style:style style:name="T13" style:family="text">
      <style:text-properties fo:color="#212121" loext:opacity="100%" style:font-name="Bahnschrift SemiBold Condensed"/>
    </style:style>
    <style:style style:name="T14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15" style:family="text">
      <style:text-properties fo:color="#212121" loext:opacity="100%" style:font-name="Bahnschrift Light Condensed" fo:font-size="20pt"/>
    </style:style>
    <style:style style:name="T16" style:family="text">
      <style:text-properties fo:color="#212121" loext:opacity="100%" style:font-name="Bahnschrift SemiBold Condensed" fo:font-size="20pt" style:font-weight-asian="bold" style:font-weight-complex="bold"/>
    </style:style>
    <style:style style:name="T17" style:family="text">
      <style:text-properties fo:color="#212121" loext:opacity="100%" style:font-name="Bahnschrift SemiBold Condensed" fo:font-size="20pt"/>
    </style:style>
    <style:style style:name="T18" style:family="text">
      <style:text-properties style:font-name="Bahnschrift SemiBold Condensed" style:font-weight-asian="bold" style:font-weight-complex="bold"/>
    </style:style>
    <style:style style:name="T19" style:family="text">
      <style:text-properties fo:color="#212121" loext:opacity="100%" style:font-name="Bahnschrift SemiBold Condensed" fo:font-size="20pt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style:font-size-asian="20pt" style:font-weight-asian="bold" style:font-size-complex="20pt" style:font-weight-complex="bold"/>
    </style:style>
    <style:style style:name="T23" style:family="text">
      <style:text-properties fo:color="#212121" loext:opacity="100%" style:font-weight-asian="normal" style:font-weight-complex="normal"/>
    </style:style>
    <style:style style:name="T24" style:family="text">
      <style:text-properties style:font-weight-asian="bold" style:font-weight-complex="bold"/>
    </style:style>
    <style:style style:name="T25" style:family="text">
      <style:text-properties fo:color="#212121" loext:opacity="100%" style:font-name="Candara" fo:font-size="32pt" fo:font-weight="bold"/>
    </style:style>
    <style:style style:name="T26" style:family="text">
      <style:text-properties style:font-name="Candara" fo:font-size="22pt" fo:font-weight="bold" style:font-weight-asian="bold" style:font-weight-complex="bold"/>
    </style:style>
    <style:style style:name="T27" style:family="text">
      <style:text-properties style:font-name="Candara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frame presentation:style-name="pr1" draw:text-style-name="P5" draw:layer="layout" svg:width="25.199cm" svg:height="1.372cm" svg:x="1.4cm" svg:y="0.628cm" presentation:class="title" presentation:user-transformed="true">
          <draw:text-box>
            <text:p text:style-name="P4"><text:span text:style-name="T1">Visão Computacional e o Futuro da Direção Autônoma</text:span></text:p>
          </draw:text-box>
        </draw:frame>
        <draw:frame presentation:style-name="pr3" draw:text-style-name="P8" draw:layer="layout" svg:width="25.199cm" svg:height="12.001cm" svg:x="1.401cm" svg:y="2.515cm" presentation:class="subtitle" presentation:user-transformed="true">
          <draw:text-box>
            <text:p text:style-name="P6"><text:span text:style-name="T2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6"><text:span text:style-name="T2"/></text:p>
            <text:p text:style-name="P6"><text:span text:style-name="T2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6"><text:span text:style-name="T2"/></text:p>
            <text:p text:style-name="P7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draw:frame presentation:style-name="pr4" draw:text-style-name="P10" draw:layer="layout" svg:width="25.199cm" svg:height="9.913cm" svg:x="1.4cm" svg:y="3.685cm" presentation:class="subtitle" presentation:user-transformed="true">
          <draw:text-box>
            <text:p text:style-name="P9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1" draw:text-style-name="P5" draw:layer="layout" svg:width="25.199cm" svg:height="1.372cm" svg:x="1.401cm" svg:y="0.628cm" presentation:class="title" presentation:user-transformed="true">
          <draw:text-box>
            <text:p text:style-name="P4"><text:span text:style-name="T1">Visão Computacional: Uma Definição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draw:frame presentation:style-name="pr5" draw:text-style-name="P14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2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2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2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2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3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3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1" draw:text-style-name="P5" draw:layer="layout" svg:width="25.199cm" svg:height="1.372cm" svg:x="1.402cm" svg:y="0.628cm" presentation:class="title" presentation:user-transformed="true">
          <draw:text-box>
            <text:p text:style-name="P4"><text:span text:style-name="T1">Visão Computacional: Aplicações na Industri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draw:frame presentation:style-name="pr6" draw:text-style-name="P16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5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5"><text:span text:style-name="T4"/></text:p>
            <text:list text:continue-numbering="true" text:style-name="L3">
              <text:list-item>
                <text:p text:style-name="P15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draw:frame presentation:style-name="pr7" draw:text-style-name="P20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7"><text:span text:style-name="T5">Principais funcionalidades:</text:span></text:p>
              </text:list-item>
            </text:list>
            <text:list text:style-name="L5">
              <text:list-item>
                <text:p text:style-name="P18"><text:span text:style-name="T4">Processamento de imagens e vídeos.</text:span></text:p>
              </text:list-item>
              <text:list-item>
                <text:p text:style-name="P18"><text:span text:style-name="T4">Reconhecimento facial, de objetos e de gestos.</text:span></text:p>
              </text:list-item>
              <text:list-item>
                <text:p text:style-name="P18"><text:span text:style-name="T4">Rastreamento de movimento.</text:span></text:p>
              </text:list-item>
              <text:list-item>
                <text:p text:style-name="P18"><text:span text:style-name="T4">Realidade aumentada.</text:span></text:p>
              </text:list-item>
              <text:list-item>
                <text:p text:style-name="P18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9"><text:span text:style-name="T5">Linguagens suportadas:</text:span><text:span text:style-name="T4"> C++, Python, Java e MATLAB</text:span></text:p>
              </text:list-item>
              <text:list-item>
                <text:p text:style-name="P19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8" draw:text-style-name="P22" draw:layer="layout" svg:width="25.199cm" svg:height="1.372cm" svg:x="1.403cm" svg:y="0.628cm" presentation:class="title" presentation:user-transformed="true">
          <draw:text-box>
            <text:p text:style-name="P21"><text:span text:style-name="T9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24" draw:layer="layout" svg:width="25.199cm" svg:height="5.081cm" svg:x="1.402cm" svg:y="5.336cm" presentation:class="title" presentation:user-transformed="true">
          <draw:text-box>
            <text:p text:style-name="P23"><text:span text:style-name="T1">Parte 2:</text:span><text:span text:style-name="T1"><text:line-break/></text:span><text:span text:style-name="T1">Mãos na Mass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frame presentation:style-name="pr9" draw:text-style-name="P26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3"><text:span text:style-name="T5">Imagens e Array</text:span></text:p>
              </text:list-item>
            </text:list>
            <text:list text:style-name="L6">
              <text:list-item>
                <text:p text:style-name="P25"><text:span text:style-name="T4">Uma imagem digital é composta por pixels, que são os menores elementos de uma imagem.</text:span></text:p>
              </text:list-item>
              <text:list-item>
                <text:p text:style-name="P25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3"><text:span text:style-name="T10">Manipulação de dados</text:span></text:p>
              </text:list-item>
            </text:list>
            <text:list text:style-name="L6">
              <text:list-item>
                <text:p text:style-name="P25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25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29" draw:layer="layout" svg:width="11cm" svg:height="1.643cm" svg:x="0.8cm" svg:y="13.865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1" draw:text-style-name="P32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30"><text:span text:style-name="T5">Processamento rápido</text:span></text:p>
              </text:list-item>
            </text:list>
            <text:list text:style-name="L6">
              <text:list-item>
                <text:p text:style-name="P7"><text:span text:style-name="T2">O </text:span><text:span text:style-name="T11">NumPy</text:span><text:span text:style-name="T2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31"><text:span text:style-name="T12">Facilidade de uso</text:span></text:p>
              </text:list-item>
            </text:list>
            <text:list text:style-name="L6">
              <text:list-item>
                <text:p text:style-name="P6"><text:span text:style-name="T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30"><text:span text:style-name="T12">Visualização</text:span></text:p>
              </text:list-item>
            </text:list>
            <text:list text:style-name="L6">
              <text:list-item>
                <text:p text:style-name="P7"><text:span text:style-name="T4">Imagine a imagem como uma “tabela” onde cada célula contém o valor de um pixel.</text:span></text:p>
              </text:list-item>
              <text:list-item>
                <text:p text:style-name="P7"><text:span text:style-name="T4">A função </text:span><text:span text:style-name="T13">cv2.imread()</text:span><text:span text:style-name="T4"> transforma a imagem em uma “tabela” (array) que o </text:span><text:span text:style-name="T6">Python</text:span><text:span text:style-name="T4"> pode entender e manipular.</text:span></text:p>
              </text:list-item>
            </text:list>
          </draw:text-box>
        </draw:frame>
        <draw:frame presentation:style-name="pr1" draw:text-style-name="P5" draw:layer="layout" svg:width="25.199cm" svg:height="1.372cm" svg:x="1.404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draw:frame presentation:style-name="pr12" draw:text-style-name="P37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33"><text:span text:style-name="T5">Simplificação</text:span></text:p>
              </text:list-item>
            </text:list>
            <text:list text:style-name="L6">
              <text:list-item>
                <text:p text:style-name="P34"><text:span text:style-name="T4">Imagens coloridas possuem três canais (vermelho, verde, azul - RGB), cada um com valores que variam de 0 a 255.</text:span></text:p>
              </text:list-item>
              <text:list-item>
                <text:p text:style-name="P34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35"><text:span text:style-name="T14">Foco nos detalhes</text:span></text:p>
              </text:list-item>
            </text:list>
            <text:list text:style-name="L6">
              <text:list-item>
                <text:p text:style-name="P36"><text:span text:style-name="T15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draw:frame presentation:style-name="pr13" draw:text-style-name="P37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3"><text:span text:style-name="T14">Pré-processamento Comum</text:span></text:p>
              </text:list-header>
            </text:list>
            <text:list text:style-name="L6">
              <text:list-item>
                <text:p text:style-name="P36"><text:span text:style-name="T15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presentation:style-name="pr14" draw:text-style-name="P42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2">Origem do termo</text:span></text:p>
              </text:list-item>
            </text:list>
            <text:list text:style-name="L6">
              <text:list-item>
                <text:p text:style-name="P39"><text:span text:style-name="T4">O termo “Gaussiano” vem do nome de </text:span><text:span text:style-name="T12">Carl Friedrich Gauss</text:span><text:span text:style-name="T4"> (1777-1855), um dos matemáticos mais influentes da história.</text:span></text:p>
              </text:list-item>
              <text:list-item>
                <text:p text:style-name="P39"><text:span text:style-name="T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40"><text:span text:style-name="T16">Distribuição Gaussiana</text:span></text:p>
              </text:list-item>
            </text:list>
            <text:list text:style-name="L6">
              <text:list-item>
                <text:p text:style-name="P41"><text:span text:style-name="T15">Também conhecida como </text:span><text:span text:style-name="T17">Distribuição Normal</text:span><text:span text:style-name="T15">, a função Gaussiana descreve uma curva em forma de sino que é fundamental em estatística e probabilidade.</text:span></text:p>
              </text:list-item>
              <text:list-item>
                <text:p text:style-name="P41"><text:span text:style-name="T15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draw:frame presentation:style-name="pr15" draw:text-style-name="P42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6">Aplicação na Visão Computacional</text:span></text:p>
              </text:list-item>
            </text:list>
            <text:list text:style-name="L6">
              <text:list-item>
                <text:p text:style-name="P41"><text:span text:style-name="T15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presentation:style-name="pr16" draw:text-style-name="P37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33"><text:span text:style-name="T5">O que é o Filtro Gaussiano?</text:span></text:p>
              </text:list-item>
            </text:list>
            <text:list text:style-name="L6">
              <text:list-item>
                <text:p text:style-name="P34"><text:span text:style-name="T4">O filtro Gaussiano é uma técnica de suavização utilizada para reduzir o ruído e os detalhes finos em uma imagem.</text:span></text:p>
              </text:list-item>
              <text:list-item>
                <text:p text:style-name="P34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35"><text:span text:style-name="T5">Por que Suavizar?</text:span></text:p>
              </text:list-item>
            </text:list>
            <text:list text:style-name="L6">
              <text:list-item>
                <text:p text:style-name="P36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6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7cm" svg:y="0.628cm" presentation:class="title" presentation:user-transformed="true">
          <draw:text-box>
            <text:p text:style-name="P4"><text:span text:style-name="T1">Suavização da imagem com filtro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presentation:style-name="pr17" draw:text-style-name="P43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38"><text:span text:style-name="T18">Kernel Gaussiano</text:span></text:p>
              </text:list-item>
            </text:list>
            <text:list text:style-name="L6">
              <text:list-item>
                <text:p text:style-name="P39">O filtro aplica um “kernel” Gaussiano (uma pequena matriz de valores) a cada pixel da imagem.</text:p>
              </text:list-item>
              <text:list-item>
                <text:p text:style-name="P39">O kernel é uma matriz (neste caso, 5x5) que define como a média ponderada é calculada.</text:p>
              </text:list-item>
            </text:list>
            <text:list text:style-name="L3">
              <text:list-item>
                <text:p text:style-name="P40"><text:span text:style-name="T18">Parâmetros do Filtro</text:span></text:p>
              </text:list-item>
            </text:list>
            <text:list text:style-name="L6">
              <text:list-item>
                <text:p text:style-name="P41">O kernel 5x5 define a área ao redor de cada pixel que será considerada na suavização.</text:p>
              </text:list-item>
              <text:list-item>
                <text:p text:style-name="P41">O desvio padrão controla o grau de suavização. Um desvio padrão maior resulta em uma imagem mais suave.</text:p>
              </text:list-item>
            </text:list>
          </draw:text-box>
        </draw:frame>
        <draw:frame presentation:style-name="pr1" draw:text-style-name="P5" draw:layer="layout" svg:width="25.199cm" svg:height="1.372cm" svg:x="1.408cm" svg:y="0.628cm" presentation:class="title" presentation:user-transformed="true">
          <draw:text-box>
            <text:p text:style-name="P4"><text:span text:style-name="T1">Como filtro “Gaussiano” funcion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presentation:style-name="pr18" draw:text-style-name="P42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44"><text:span text:style-name="T18">O que é o Detector de Canny</text:span></text:p>
              </text:list-item>
            </text:list>
            <text:list text:style-name="L6">
              <text:list-item>
                <text:p text:style-name="P45">O detector de Canny é um algoritmo popular para detecção de bordas em imagens, desenvolvido por <text:span text:style-name="T18">John F. Canny</text:span> em 1986.</text:p>
              </text:list-item>
              <text:list-item>
                <text:p text:style-name="P45">Ele identifica áreas onde há uma mudança abrupta na intensidade dos pixels, que geralmente correspondem às bordas dos objetos.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09cm" svg:y="0.628cm" presentation:class="title" presentation:user-transformed="true">
          <draw:text-box>
            <text:p text:style-name="P4"><text:span text:style-name="T1">Detector de bordas de Cann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presentation:style-name="pr19" draw:text-style-name="P50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46"><text:span text:style-name="T12">Passo 1</text:span></text:p>
              </text:list-item>
            </text:list>
            <text:list text:style-name="L6">
              <text:list-item>
                <text:p text:style-name="P47"><text:span text:style-name="T4">Suavização da imagem (já fizemos com o filtro </text:span><text:span text:style-name="T6">Gaussiano</text:span><text:span text:style-name="T4">) para reduzir o ruído.</text:span></text:p>
              </text:list-item>
            </text:list>
            <text:list text:style-name="L4">
              <text:list-item>
                <text:p text:style-name="P46"><text:span text:style-name="T12">Passo 2</text:span></text:p>
              </text:list-item>
            </text:list>
            <text:list text:style-name="L6">
              <text:list-item>
                <text:p text:style-name="P47"><text:span text:style-name="T4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48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6">
              <text:list-item>
                <text:p text:style-name="P49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49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7">
              <text:list-item>
                <text:p text:style-name="P48"><text:span text:style-name="T19">Passo 4</text:span></text:p>
              </text:list-item>
            </text:list>
            <text:list text:style-name="L6">
              <text:list-item>
                <text:p text:style-name="P49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1cm" svg:y="0.628cm" presentation:class="title" presentation:user-transformed="true">
          <draw:text-box>
            <text:p text:style-name="P4"><text:span text:style-name="T1">Detector de bordas de Canny: Como Funcion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presentation:style-name="pr20" draw:text-style-name="P51" draw:layer="layout" svg:width="24.001cm" svg:height="7.315cm" svg:x="2cm" svg:y="3.685cm" presentation:class="subtitle" presentation:user-transformed="true">
          <draw:text-box>
            <text:list text:style-name="L3">
              <text:list-item>
                <text:p text:style-name="P38"><text:span text:style-name="T12">Objetivo</text:span></text:p>
              </text:list-item>
            </text:list>
            <text:list text:style-name="L6">
              <text:list-item>
                <text:p text:style-name="P39"><text:span text:style-name="T23">Isolar a área da imagem onde as linhas da pista são mais prováveis de estar.</text:span></text:p>
              </text:list-item>
            </text:list>
            <text:p text:style-name="P39"><text:span text:style-name="T23"/></text:p>
            <text:list text:style-name="L3">
              <text:list-item>
                <text:p text:style-name="P38"><text:span text:style-name="T12">Como funciona</text:span></text:p>
              </text:list-item>
            </text:list>
            <text:list text:style-name="L6">
              <text:list-item>
                <text:p text:style-name="P39"><text:span text:style-name="T2">Definição do Polígono</text:span><text:span text:style-name="T4">: Cria um triângulo que cobre a área relevante (geralmente a estrada à frente).</text:span></text:p>
              </text:list-item>
              <text:list-item>
                <text:p text:style-name="P39"><text:span text:style-name="T2">Máscara</text:span><text:span text:style-name="T4">: Aplica uma máscara para que apenas essa área seja processada na detecção de bordas.</text:span></text:p>
              </text:list-item>
            </text:list>
          </draw:text-box>
        </draw:frame>
        <draw:frame presentation:style-name="pr1" draw:text-style-name="P5" draw:layer="layout" svg:width="25.199cm" svg:height="1.372cm" svg:x="1.411cm" svg:y="0.628cm" presentation:class="title" presentation:user-transformed="true">
          <draw:text-box>
            <text:p text:style-name="P4"><text:span text:style-name="T1">Focando na área importante: A Região de Interesse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29" draw:layer="layout" svg:width="14.7cm" svg:height="1.415cm" svg:x="0.8cm" svg:y="13.979cm" presentation:class="title" presentation:user-transformed="true">
          <draw:text-box>
            <text:p text:style-name="P28"><text:span text:style-name="T1">Estamos trabalhando no arquivo linhas_05.py e linhas_06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draw:frame presentation:style-name="pr22" draw:text-style-name="P39" draw:layer="layout" svg:width="25.199cm" svg:height="10.459cm" svg:x="1.449cm" svg:y="3.767cm">
          <draw:text-box>
            <text:list text:style-name="L1">
              <text:list-item>
                <text:p text:style-name="P39">O método cv2.bitwise_and é usado para combinar duas imagens (ou uma imagem e uma máscara) de modo que apenas os pixels onde ambas as imagens têm valores "1" (ou seja, pixels não pretos) permaneçam visíveis na imagem resultante. Neste caso, estamos usando cv2.bitwise_and para.</text:p>
              </text:list-item>
              <text:list-item>
                <text:p text:style-name="P39"><text:span text:style-name="T24">Aplicar a Máscara à Imagem</text:span>: A máscara criada anteriormente define uma região de interesse na forma de um triângulo, que cobre a área da estrada onde as faixas são esperadas. Todos os pixels fora dessa região de interesse são definidos como pretos na máscara.</text:p>
              </text:list-item>
            </text:list>
          </draw:text-box>
        </draw:frame>
        <draw:frame presentation:style-name="pr1" draw:text-style-name="P5" draw:layer="layout" svg:width="25.199cm" svg:height="1.372cm" svg:x="1.412cm" svg:y="0.628cm" presentation:class="title" presentation:user-transformed="true">
          <draw:text-box>
            <text:p text:style-name="P4"><text:span text:style-name="T1">cv2.bitwise_and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Cv2.bitwise_and</text:span></text:p>
          </draw:text-box>
        </draw:frame>
        <draw:frame presentation:style-name="pr24" draw:text-style-name="P55" draw:layer="layout" svg:width="25.199cm" svg:height="11.621cm" svg:x="1.449cm" svg:y="3.267cm">
          <draw:text-box>
            <text:p text:style-name="P54"><text:span text:style-name="T26">Focar na Região de Interesse</text:span><text:span text:style-name="T27">: Ao aplicar cv2.bitwise_and(image, mask), estamos essencialmente "cortando" a imagem original para que apenas a parte dentro do triângulo (a região de interesse) permaneça visível. Isso é importante para que possamos focar o processamento apenas na área relevante da imagem, ignorando o fundo ou outras áreas irrelevantes.</text:span></text:p>
            <text:p text:style-name="P54"><text:span text:style-name="T27"/></text:p>
            <text:p text:style-name="P54"><text:span text:style-name="T27">Essa operação ajuda a reduzir a quantidade de dados processados e torna a detecção de faixas mais eficiente, evitando falsas detecções em áreas da imagem que não são relevantes para o objetivo de identificar as faixas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5" draw:text-style-name="P57" draw:layer="layout" svg:width="25.199cm" svg:height="12.101cm" svg:x="1.449cm" svg:y="3.067cm">
          <draw:text-box>
            <text:p text:style-name="P56"><text:span text:style-name="T27">Após aplicar a máscara de região de interesse usando cv2.bitwise_and, o próximo passo no processo é detectar as linhas que representam as faixas da estrada. Para isso, utilizamos a Transformada de Hough, uma técnica matemática que permite identificar linhas retas em uma imagem, mesmo que essas linhas estejam parcialmente ocultas ou sejam interrompidas.</text:span></text:p>
            <text:p text:style-name="P56"><text:span text:style-name="T27"/></text:p>
            <text:p text:style-name="P56"><text:span text:style-name="T27">Especificamente, utilizamos a Transformada de Hough Probabilística (cv2.HoughLinesP), que é uma versão otimizada desse algoritmo. Essa técnica trabalha com segmentos de linha em vez de linhas infinitas, o que a torna mais adequada para cenários do mundo real, como a detecção de faixas em um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6" draw:text-style-name="P57" draw:layer="layout" svg:width="25.199cm" svg:height="11.001cm" svg:x="1.449cm" svg:y="3.067cm">
          <draw:text-box>
            <text:p text:style-name="P56"><text:span text:style-name="T27">No código, configuramos alguns parâmetros importantes:</text:span></text:p>
            <text:p text:style-name="P56"><text:span text:style-name="T27"/></text:p>
            <text:list text:style-name="L1">
              <text:list-item>
                <text:p text:style-name="P56"><text:span text:style-name="T27">Resolução do Acumulador (2 pixels): Esse valor define a precisão da detecção em termos de distância entre pontos na imagem. Quanto menor o valor, maior a precisão.</text:span></text:p>
              </text:list-item>
              <text:list-item>
                <text:p text:style-name="P56"><text:span text:style-name="T27">Resolução Angular (1 grau): Define a precisão angular para a detecção das linhas. Aqui, estamos usando uma resolução de 1 grau.</text:span></text:p>
              </text:list-item>
              <text:list-item>
                <text:p text:style-name="P56"><text:span text:style-name="T27">Threshold (100): Esse parâmetro define o número mínimo de interseções no acumulador necessárias para reconhecer uma linha. Um valor maior significa que apenas as linhas mais evidentes serão detectadas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6"><text:span text:style-name="T27">No código, configuramos alguns parâmetros importantes:</text:span></text:p>
            <text:p text:style-name="P56"><text:span text:style-name="T27"/></text:p>
            <text:list text:style-name="L1">
              <text:list-item>
                <text:p text:style-name="P58"><text:span text:style-name="T27">Comprimento Mínimo da Linha (40 pixels): Linhas mais curtas que esse valor serão ignoradas, garantindo que apenas segmentos significativos sejam considerados.</text:span></text:p>
              </text:list-item>
              <text:list-item>
                <text:p text:style-name="P58"><text:span text:style-name="T27">Máximo Gap entre Linhas (5 pixels): Define a distância máxima permitida entre segmentos de linha para que eles sejam unidos como uma única linha contínua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Exibindo as Linhas Detectadas na Imagem</text:span></text:p>
          </draw:text-box>
        </draw:frame>
        <draw:frame presentation:style-name="pr25" draw:text-style-name="P57" draw:layer="layout" svg:width="25.199cm" svg:height="12.101cm" svg:x="1.449cm" svg:y="3.067cm">
          <draw:text-box>
            <text:p text:style-name="P56"><text:span text:style-name="T27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56"><text:span text:style-name="T27"/></text:p>
            <text:p text:style-name="P56"><text:span text:style-name="T27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Exibindo as Linhas Detectadas na Imagem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8"><text:span text:style-name="T27">O resultado é uma imagem onde as faixas da estrada estão claramente destacadas, sobrepostas à visualização real da estrada.</text:span></text:p>
            <text:p text:style-name="P58"><text:span text:style-name="T27"/></text:p>
            <text:p text:style-name="P58"><text:span text:style-name="T27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8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8"><text:span text:style-name="T27"/></text:p>
            <text:p text:style-name="P58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7T18:56:10.602000000</dc:date>
    <meta:editing-duration>P3DT33M43S</meta:editing-duration>
    <meta:editing-cycles>49</meta:editing-cycles>
    <meta:generator>LibreOffice/7.6.3.2$Windows_X86_64 LibreOffice_project/29d686fea9f6705b262d369fede658f824154cc0</meta:generator>
    <meta:document-statistic meta:object-count="165"/>
  </office:meta>
</office:document-meta>
</file>